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bf6e" officeooo:paragraph-rsid="0011bf6e"/>
    </style:style>
    <style:style style:name="P2" style:family="paragraph" style:parent-style-name="Standard">
      <style:text-properties officeooo:rsid="0011bf6e" officeooo:paragraph-rsid="00133a2c"/>
    </style:style>
    <style:style style:name="P3" style:family="paragraph" style:parent-style-name="Standard">
      <style:text-properties fo:color="#2a6099" officeooo:rsid="00133a2c" officeooo:paragraph-rsid="00133a2c"/>
    </style:style>
    <style:style style:name="P4" style:family="paragraph" style:parent-style-name="Standard">
      <style:text-properties fo:color="#2a6099" officeooo:rsid="00133a2c" officeooo:paragraph-rsid="0016e3d3"/>
    </style:style>
    <style:style style:name="P5" style:family="paragraph" style:parent-style-name="Standard">
      <style:text-properties fo:color="#2a6099" officeooo:rsid="00198f65" officeooo:paragraph-rsid="00198f65"/>
    </style:style>
    <style:style style:name="P6" style:family="paragraph" style:parent-style-name="Standard">
      <style:text-properties fo:color="#2a6099" officeooo:rsid="001dd6af" officeooo:paragraph-rsid="0025e618"/>
    </style:style>
    <style:style style:name="P7" style:family="paragraph" style:parent-style-name="Standard">
      <style:text-properties fo:color="#2a6099" officeooo:rsid="001e4082" officeooo:paragraph-rsid="001e4082"/>
    </style:style>
    <style:style style:name="P8" style:family="paragraph" style:parent-style-name="Standard">
      <style:text-properties fo:color="#2a6099" officeooo:rsid="001e4082" officeooo:paragraph-rsid="0024472f"/>
    </style:style>
    <style:style style:name="P9" style:family="paragraph" style:parent-style-name="Standard">
      <style:text-properties fo:color="#2a6099" officeooo:rsid="001e4082" officeooo:paragraph-rsid="0025e618"/>
    </style:style>
    <style:style style:name="P10" style:family="paragraph" style:parent-style-name="Standard">
      <style:text-properties fo:color="#000000" officeooo:rsid="00133a2c" officeooo:paragraph-rsid="00133a2c"/>
    </style:style>
    <style:style style:name="P11" style:family="paragraph" style:parent-style-name="Standard">
      <style:text-properties fo:color="#000000" officeooo:rsid="001e008b" officeooo:paragraph-rsid="001e008b"/>
    </style:style>
    <style:style style:name="P12" style:family="paragraph" style:parent-style-name="Standard">
      <style:text-properties fo:color="#000000" officeooo:rsid="001e4082" officeooo:paragraph-rsid="001e4082"/>
    </style:style>
    <style:style style:name="P13" style:family="paragraph" style:parent-style-name="Standard">
      <style:text-properties fo:color="#000000" officeooo:rsid="001e4082" officeooo:paragraph-rsid="001ef55d"/>
    </style:style>
    <style:style style:name="P14" style:family="paragraph" style:parent-style-name="Standard">
      <style:text-properties fo:color="#000000" officeooo:rsid="001e4082" officeooo:paragraph-rsid="00226c0b"/>
    </style:style>
    <style:style style:name="P15" style:family="paragraph" style:parent-style-name="Standard">
      <style:text-properties fo:color="#000000" officeooo:rsid="001e4082" officeooo:paragraph-rsid="0024472f"/>
    </style:style>
    <style:style style:name="P16" style:family="paragraph" style:parent-style-name="Standard">
      <style:text-properties fo:color="#000000" officeooo:rsid="001ef55d" officeooo:paragraph-rsid="001ef55d"/>
    </style:style>
    <style:style style:name="P17" style:family="paragraph" style:parent-style-name="Standard">
      <style:text-properties fo:color="#000000" officeooo:rsid="001ef55d" officeooo:paragraph-rsid="0024472f"/>
    </style:style>
    <style:style style:name="P18" style:family="paragraph" style:parent-style-name="Standard">
      <style:text-properties fo:color="#000000" officeooo:rsid="0020702c" officeooo:paragraph-rsid="0020702c"/>
    </style:style>
    <style:style style:name="P19" style:family="paragraph" style:parent-style-name="Standard">
      <style:text-properties fo:color="#000000" officeooo:rsid="0020702c" officeooo:paragraph-rsid="00214e1f"/>
    </style:style>
    <style:style style:name="P20" style:family="paragraph" style:parent-style-name="Standard">
      <style:text-properties fo:color="#000000" officeooo:rsid="00214e1f" officeooo:paragraph-rsid="00214e1f"/>
    </style:style>
    <style:style style:name="P21" style:family="paragraph" style:parent-style-name="Standard">
      <style:text-properties fo:color="#000000" officeooo:rsid="0022035d" officeooo:paragraph-rsid="0022035d"/>
    </style:style>
    <style:style style:name="P22" style:family="paragraph" style:parent-style-name="Standard">
      <style:text-properties fo:color="#000000" officeooo:rsid="00226c0b" officeooo:paragraph-rsid="00226c0b"/>
    </style:style>
    <style:style style:name="P23" style:family="paragraph" style:parent-style-name="Standard">
      <style:text-properties officeooo:paragraph-rsid="001474ba"/>
    </style:style>
    <style:style style:name="P24" style:family="paragraph" style:parent-style-name="Standard">
      <style:text-properties officeooo:rsid="001521c9" officeooo:paragraph-rsid="001521c9"/>
    </style:style>
    <style:style style:name="P25" style:family="paragraph" style:parent-style-name="Standard">
      <style:text-properties officeooo:rsid="00181317" officeooo:paragraph-rsid="00181317"/>
    </style:style>
    <style:style style:name="P26" style:family="paragraph" style:parent-style-name="Standard">
      <style:text-properties officeooo:rsid="00198f65" officeooo:paragraph-rsid="00198f65"/>
    </style:style>
    <style:style style:name="P27" style:family="paragraph" style:parent-style-name="Standard">
      <style:text-properties officeooo:rsid="0019ee83" officeooo:paragraph-rsid="0019ee83"/>
    </style:style>
    <style:style style:name="P28" style:family="paragraph" style:parent-style-name="Standard">
      <style:text-properties officeooo:rsid="001d5da5" officeooo:paragraph-rsid="001d5da5"/>
    </style:style>
    <style:style style:name="P29" style:family="paragraph" style:parent-style-name="Standard">
      <style:text-properties officeooo:rsid="001dd6af" officeooo:paragraph-rsid="001dd6af"/>
    </style:style>
    <style:style style:name="P30" style:family="paragraph" style:parent-style-name="Standard">
      <style:text-properties officeooo:paragraph-rsid="001e008b"/>
    </style:style>
    <style:style style:name="P31" style:family="paragraph" style:parent-style-name="Standard">
      <style:text-properties officeooo:paragraph-rsid="00226c0b"/>
    </style:style>
    <style:style style:name="P32" style:family="paragraph" style:parent-style-name="Standard">
      <style:text-properties officeooo:paragraph-rsid="0019ee83"/>
    </style:style>
    <style:style style:name="P33" style:family="paragraph" style:parent-style-name="Standard">
      <style:text-properties officeooo:paragraph-rsid="0024472f"/>
    </style:style>
    <style:style style:name="P34" style:family="paragraph" style:parent-style-name="Standard">
      <style:text-properties officeooo:paragraph-rsid="0025e618"/>
    </style:style>
    <style:style style:name="P35" style:family="paragraph" style:parent-style-name="Standard_20__28_user_29_">
      <style:text-properties officeooo:rsid="0019ee83" officeooo:paragraph-rsid="0019ee83"/>
    </style:style>
    <style:style style:name="P36" style:family="paragraph" style:parent-style-name="Standard_20__28_user_29_">
      <style:text-properties fo:color="#2a6099" officeooo:rsid="001be97e" officeooo:paragraph-rsid="0025e618"/>
    </style:style>
    <style:style style:name="T1" style:family="text">
      <style:text-properties fo:color="#c9211e"/>
    </style:style>
    <style:style style:name="T2" style:family="text">
      <style:text-properties fo:color="#2a6099" officeooo:rsid="00133a2c"/>
    </style:style>
    <style:style style:name="T3" style:family="text">
      <style:text-properties fo:color="#2a6099" style:text-position="super 58%" officeooo:rsid="00133a2c"/>
    </style:style>
    <style:style style:name="T4" style:family="text">
      <style:text-properties fo:color="#2a6099" officeooo:rsid="001dd6af"/>
    </style:style>
    <style:style style:name="T5" style:family="text">
      <style:text-properties fo:color="#2a6099" officeooo:rsid="001e4082"/>
    </style:style>
    <style:style style:name="T6" style:family="text">
      <style:text-properties fo:color="#2a6099" officeooo:rsid="00226c0b"/>
    </style:style>
    <style:style style:name="T7" style:family="text">
      <style:text-properties fo:color="#2a6099" officeooo:rsid="001ef55d"/>
    </style:style>
    <style:style style:name="T8" style:family="text">
      <style:text-properties fo:color="#2a6099" officeooo:rsid="0019ee83"/>
    </style:style>
    <style:style style:name="T9" style:family="text">
      <style:text-properties fo:color="#2a6099" officeooo:rsid="002392ac"/>
    </style:style>
    <style:style style:name="T10" style:family="text">
      <style:text-properties fo:color="#2a6099" officeooo:rsid="0024472f"/>
    </style:style>
    <style:style style:name="T11" style:family="text">
      <style:text-properties fo:color="#2a6099" officeooo:rsid="001e008b"/>
    </style:style>
    <style:style style:name="T12" style:family="text">
      <style:text-properties officeooo:rsid="001474ba"/>
    </style:style>
    <style:style style:name="T13" style:family="text">
      <style:text-properties fo:color="#000000"/>
    </style:style>
    <style:style style:name="T14" style:family="text">
      <style:text-properties fo:color="#000000" officeooo:rsid="001474ba"/>
    </style:style>
    <style:style style:name="T15" style:family="text">
      <style:text-properties fo:color="#000000" style:text-position="super 58%"/>
    </style:style>
    <style:style style:name="T16" style:family="text">
      <style:text-properties fo:color="#000000" style:text-position="super 58%" officeooo:rsid="001474ba"/>
    </style:style>
    <style:style style:name="T17" style:family="text">
      <style:text-properties fo:color="#000000" officeooo:rsid="00155b04"/>
    </style:style>
    <style:style style:name="T18" style:family="text">
      <style:text-properties fo:color="#000000" officeooo:rsid="00181317"/>
    </style:style>
    <style:style style:name="T19" style:family="text">
      <style:text-properties fo:color="#000000" officeooo:rsid="00198f65"/>
    </style:style>
    <style:style style:name="T20" style:family="text">
      <style:text-properties fo:color="#000000" officeooo:rsid="0019ee83"/>
    </style:style>
    <style:style style:name="T21" style:family="text">
      <style:text-properties fo:color="#000000" officeooo:rsid="001e008b"/>
    </style:style>
    <style:style style:name="T22" style:family="text">
      <style:text-properties fo:color="#000000" officeooo:rsid="00226c0b"/>
    </style:style>
    <style:style style:name="T23" style:family="text">
      <style:text-properties officeooo:rsid="001be97e"/>
    </style:style>
    <style:style style:name="T24" style:family="text">
      <style:text-properties officeooo:rsid="001dd6af"/>
    </style:style>
    <style:style style:name="T25" style:family="text">
      <style:text-properties officeooo:rsid="001ef55d"/>
    </style:style>
    <style:style style:name="T26" style:family="text">
      <style:text-properties officeooo:rsid="0020702c"/>
    </style:style>
    <style:style style:name="T27" style:family="text">
      <style:text-properties officeooo:rsid="00214e1f"/>
    </style:style>
    <style:style style:name="T28" style:family="text">
      <style:text-properties officeooo:rsid="0022035d"/>
    </style:style>
    <style:style style:name="T29" style:family="text">
      <style:text-properties officeooo:rsid="00226c0b"/>
    </style:style>
    <style:style style:name="T30" style:family="text">
      <style:text-properties officeooo:rsid="002392ac"/>
    </style:style>
    <style:style style:name="T31" style:family="text">
      <style:text-properties officeooo:rsid="0024472f"/>
    </style:style>
    <style:style style:name="T32" style:family="text">
      <style:text-properties fo:color="#ff0000" officeooo:rsid="0024472f"/>
    </style:style>
    <style:style style:name="T33" style:family="text">
      <style:text-properties fo:color="#ff0000" officeooo:rsid="0025e618"/>
    </style:style>
    <style:style style:name="T34" style:family="text">
      <style:text-properties officeooo:rsid="0025e6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maire : Tu dis le sommaire</text:p>
      <text:p text:style-name="P1"/>
      <text:p text:style-name="P1"><text:span text:style-name="T1">I)</text:span></text:p>
      <text:p text:style-name="P2"><text:s/><text:span text:style-name="T2">(1</text:span><text:span text:style-name="T3">er</text:span><text:span text:style-name="T2"> diapo) </text:span><text:span text:style-name="T4">3</text:span></text:p>
      <text:p text:style-name="P2">Nous avons commencer le projet avec beaucoup d’ambition et de naïveté. Nous avons mit sur papier 6 version pour ce projet, et nous avons réussi a seulement Finir 1 seul version.</text:p>
      <text:p text:style-name="P1"/>
      <text:p text:style-name="P1">Cela est dû aux différents problèmes qu’on a fait face et réussi a surmonter pour vous rendre ce projet . Une question est intéressante a se poser : </text:p>
      <text:p text:style-name="P1">Qu’elle sont les différents Problèmes Surmonté ?</text:p>
      <text:p text:style-name="P10"/>
      <text:p text:style-name="P3"/>
      <text:p text:style-name="P3"/>
      <text:p text:style-name="P30"><text:span text:style-name="T14">C’est la 1</text:span><text:span text:style-name="T16">er</text:span><text:span text:style-name="T14"> fois qu’on doit faire un projet qui demande plusieurs class Java, l’utilisation d’une Base de donnée tous en travaillant à 6 . Ce manque d’expérience fut un réel handicap et nous avons dû faire preuve de beaucoup d’adaptation. <text:s/></text:span></text:p>
      <text:p text:style-name="P23"><text:span text:style-name="T14"/></text:p>
      <text:p text:style-name="P4"><text:span text:style-name="T12">(Diapo 2) </text:span><text:span text:style-name="T24">4 </text:span><text:span text:style-name="T32">{WASSIM}</text:span></text:p>
      <text:p text:style-name="P24"><text:span text:style-name="T14">C</text:span><text:span text:style-name="T13">e manque d’expérience nous </text:span><text:span text:style-name="T17">a </text:span><text:span text:style-name="T13">pénalis</text:span><text:span text:style-name="T17">é</text:span><text:span text:style-name="T13"> lors du partage des tâches et de la mise en place de l’UML au début du projet.(7 octobre) <text:s/></text:span></text:p>
      <text:p text:style-name="P24"><text:span text:style-name="T18"/></text:p>
      <text:p text:style-name="P25"><text:span text:style-name="T13">Ce </text:span><text:span text:style-name="T19">Schéma très brouillon était notre schéma des class java et comme on peut le voir, si on y arrive. Il n’y a pas de base de donné. Notre amateurisme nous a fait penser le projet uniquement en class java. </text:span></text:p>
      <text:p text:style-name="P25"><text:span text:style-name="T19"/></text:p>
      <text:p text:style-name="P5">(Diapo 3) <text:span text:style-name="T24">5 </text:span><text:span text:style-name="T30">et6 </text:span><text:span text:style-name="T32">{Mouad}</text:span></text:p>
      <text:p text:style-name="P26"><text:span text:style-name="T13"/></text:p>
      <text:p text:style-name="P26"><text:span text:style-name="T13"/></text:p>
      <text:p text:style-name="P26"><text:span text:style-name="T13">Nous avons très vite </text:span><text:span text:style-name="T20">remarquer que nous aurons besoin de mettre en place une base de donnée solide et qu’on devrait faire reposer notre projet sur une BD que sur des class.(13 octobre)</text:span></text:p>
      <text:p text:style-name="P26"><text:span text:style-name="T13"/></text:p>
      <text:p text:style-name="P32"><text:span text:style-name="T8">(Diapo </text:span><text:span text:style-name="T9">5</text:span><text:span text:style-name="T8">) </text:span><text:span text:style-name="T9">7</text:span></text:p>
      <text:p text:style-name="P27"><text:span text:style-name="T13"/></text:p>
      <text:p text:style-name="P35"><text:span text:style-name="T13">Nous avions d</text:span>û légèrement modifier notre partage des tâches. <text:span text:style-name="T23">(15octobre 2020) N</text:span>ous avons fait 2 équipes de trois pour faire plusieurs tâches. Or on a pu remarquer que quand il y a des équipes de trois, on utilise mal le temps de travail que chacun peut fournir. Nous nous sommes donc divisés pour faire 3 équipes de 2 et légèrement modifié le RACCI pour répondre à ce cas de figure. Nous avons donc créé une troisième qui s’occupera du Java FX. Cela nous a permis de gagner beaucoup de temps car l’utilisation de Java FX est assez compliquée.</text:p>
      <text:p text:style-name="P35"/>
      <text:p text:style-name="P36">(diapo <text:span text:style-name="T31">6</text:span>) <text:span text:style-name="T31">8</text:span><text:span text:style-name="T32">{Mouad}</text:span></text:p>
      <text:p text:style-name="P27"><text:span text:style-name="T13"/></text:p>
      <text:p text:style-name="P28"><text:span text:style-name="T13">Travailler a 6 sur un même Projet est quelque choses d’assez compliqué et est une expérience nouvelle pour tout le monde ici . Nous avons dans un 1</text:span><text:span text:style-name="T15">er</text:span><text:span text:style-name="T13"> temps utilisés Google drive pour se partager les premières class de ce projet et d’autre information utile</text:span></text:p>
      <text:p text:style-name="P28"><text:span text:style-name="T13"/></text:p>
      <text:p text:style-name="P6">(diapo <text:span text:style-name="T31">7</text:span>) <text:span text:style-name="T31">9 </text:span><text:span text:style-name="T32">{JESSICA}</text:span></text:p>
      <text:p text:style-name="P27"><text:span text:style-name="T13"/></text:p>
      <text:p text:style-name="P29"><text:span text:style-name="T13">Nous avons dès que possible passer sur sur Git <text:s/>car il est vite devenue impossible de travailler sur un même projet <text:s/>à 6 sans utiliser un logiciel de partage de donnée adapté. Nous avons utilisé Github </text:span><text:span text:style-name="T21">à partir du 19 octobre 2020</text:span></text:p>
      <text:p text:style-name="P29"><text:span text:style-name="T13"/></text:p>
      <text:p text:style-name="P33"><text:soft-page-break/><text:span text:style-name="T11">(diapo </text:span><text:span text:style-name="T10">8</text:span><text:span text:style-name="T11">) </text:span><text:span text:style-name="T10">10 </text:span></text:p>
      <text:p text:style-name="P3"/>
      <text:p text:style-name="P11">Nous avons décider d’utiliser le logicielle GitKraken pour notre Github car elle est plus visuelle que le logicielle Git et permet de ne pas avoir a former tous les membres de l’équipes aux différentes commande qui existe pour utiliser Git .</text:p>
      <text:p text:style-name="P11"/>
      <text:p text:style-name="P7">(Diapo <text:span text:style-name="T31">9</text:span>) 1<text:span text:style-name="T31">1</text:span></text:p>
      <text:p text:style-name="P12"/>
      <text:p text:style-name="P16">La page principal du projet, On pourra soit appuyer sur le bouton Tutoriel pour ouvrir une page html qui vous expliquera pas a as comment utiliser <text:span text:style-name="T26">se logicielle soit vous vous lancer pour le voyage !</text:span></text:p>
      <text:p text:style-name="P12"/>
      <text:p text:style-name="P9">(diapo <text:span text:style-name="T31">10</text:span>)1<text:span text:style-name="T31">2</text:span><text:span text:style-name="T32">{JESSICA}</text:span></text:p>
      <text:p text:style-name="P12"/>
      <text:p text:style-name="P18">Si vous appuyez sur le bouton « tutoriel » vous irez sur cette page html dans lequel on pourra avoir soit une explication de comment utiliser le logicielle entant que administrateur soit une explication de comment utiliser le logicielle entant que utilisateur lambda.</text:p>
      <text:p text:style-name="P16"/>
      <text:p text:style-name="P9">(diapo 1<text:span text:style-name="T25">1</text:span>)1<text:span text:style-name="T25">3</text:span><text:span text:style-name="T32">{ADERHAME}</text:span></text:p>
      <text:p text:style-name="P18">Nous avons là une très belle page html expliquant comment utiliser le logicielle en tant que utilisateur normal fait par les soins de Geoffrey Leroy.</text:p>
      <text:p text:style-name="P18"/>
      <text:p text:style-name="P8">(diapo 1<text:span text:style-name="T25">2</text:span>)1<text:span text:style-name="T25">4 </text:span></text:p>
      <text:p text:style-name="P13"/>
      <text:p text:style-name="P19">Si vous savez utilisé le logicielle et que vous êtes prêt pour le voyage <text:span text:style-name="T27">alors vous avez cliqué sur « travel » dans la page de garde. Vous aurez donc cette image dans lequel vous allez pouvoir vous connecter soit en tant que administrateur soit en tant que client. Pour cela rien de plus simple vous devez seulement entre votre email et votre mot de passe. </text:span></text:p>
      <text:p text:style-name="P19"/>
      <text:p text:style-name="P19"><text:span text:style-name="T27">MAIS vous allez me dire comment on fait pour utiliser ce logicielle si on a pas de compte ! </text:span></text:p>
      <text:p text:style-name="P20">C’est simple vous pouvez tous simplement vous inscrire en appuyant sur le bouton « créez en ici ! »</text:p>
      <text:p text:style-name="P16"/>
      <text:p text:style-name="P33"><text:span text:style-name="T5">(diapo 1</text:span><text:span text:style-name="T7">3</text:span><text:span text:style-name="T5">)1</text:span><text:span text:style-name="T7">5 </text:span></text:p>
      <text:p text:style-name="P13"/>
      <text:p text:style-name="P20">Quand vous vous inscrirez vous allez devoir écrire plusieurs info ( citez les trucs sur le diapo et ne pas lire ça) <text:s/></text:p>
      <text:p text:style-name="P20">Une fois validez , vous aurez créer un compte dans la base de donnée et vous allez enfin pouvoir vous connectez afin de profiter pleinement du logicielle <text:span text:style-name="T28">car après votre redirection vous serez rediriger vers la page de connexion .</text:span></text:p>
      <text:p text:style-name="P16"/>
      <text:p text:style-name="P34"><text:span text:style-name="T5">(diapo 1</text:span><text:span text:style-name="T7">4</text:span><text:span text:style-name="T5">)1</text:span><text:span text:style-name="T7">6</text:span><text:span text:style-name="T32">{ADERHAME}</text:span></text:p>
      <text:p text:style-name="P13"/>
      <text:p text:style-name="P21">Quand vous êtes connecter en tant que client vous serez sur cette page intermédiaire où vous pourrez soit réserver un billet soit revenir dans l’accueil</text:p>
      <text:p text:style-name="P16"/>
      <text:p text:style-name="P17"/>
      <text:p text:style-name="P9">(diapo 1<text:span text:style-name="T25">5</text:span>)1<text:span text:style-name="T25">7</text:span><text:span text:style-name="T32">{</text:span><text:span text:style-name="T33">MUSTAPHA</text:span><text:span text:style-name="T32">}</text:span></text:p>
      <text:p text:style-name="P13"/>
      <text:p text:style-name="P21">Pour réserver un Billet vous passerez par ce planning dans lequel on peut voir tous les trains disponi<text:span text:style-name="T29">ble. Un train est disponible si la date de départ n’est pas plus vielle que l’heure de la machine et si il reste des place disponible . </text:span></text:p>
      <text:p text:style-name="P16"/>
      <text:p text:style-name="P9"><text:soft-page-break/>(diapo 1<text:span text:style-name="T25">6</text:span>)1<text:span text:style-name="T25">8 </text:span></text:p>
      <text:p text:style-name="P13"/>
      <text:p text:style-name="P22">Quand on réserve un train on aura ce genre ticket </text:p>
      <text:p text:style-name="P16"/>
      <text:p text:style-name="P8">(diapo 1<text:span text:style-name="T25">7</text:span>)1<text:span text:style-name="T25">9</text:span></text:p>
      <text:p text:style-name="P13"/>
      <text:p text:style-name="P22">SI vous vous connecter en tant que administrateur vous pouvez rajouter : </text:p>
      <text:p text:style-name="P22">-des train</text:p>
      <text:p text:style-name="P22">-des compte admin </text:p>
      <text:p text:style-name="P16">-<text:span text:style-name="T29">des lignes</text:span></text:p>
      <text:p text:style-name="P9">(diapo 1<text:span text:style-name="T25">8</text:span>)<text:span text:style-name="T25">20</text:span><text:span text:style-name="T32">{</text:span><text:span text:style-name="T33">MUSTAPHA</text:span><text:span text:style-name="T32">}</text:span></text:p>
      <text:p text:style-name="P15"/>
      <text:p text:style-name="P22">Rajout de train puis redirection vers le menu Home</text:p>
      <text:p text:style-name="P16"/>
      <text:p text:style-name="P17"/>
      <text:p text:style-name="P34"><text:span text:style-name="T5">(diapo </text:span><text:span text:style-name="T7">19</text:span><text:span text:style-name="T5">)</text:span><text:span text:style-name="T7">21 </text:span><text:span text:style-name="T32">{</text:span><text:span text:style-name="T33">Geoffrey</text:span><text:span text:style-name="T32">}</text:span></text:p>
      <text:p text:style-name="P8"/>
      <text:p text:style-name="P22">Rajout d’admin puis redirection vers le menu Home</text:p>
      <text:p text:style-name="P22"/>
      <text:p text:style-name="P22">Pour des raisons de sécurités nous avons mit que un seul compte admin, mais si le futur admin pourra créer autant d’admin qui le souhaite</text:p>
      <text:p text:style-name="P16"/>
      <text:p text:style-name="P8">(diapo <text:span text:style-name="T29">20</text:span>)<text:span text:style-name="T25">2</text:span><text:span text:style-name="T29">2</text:span></text:p>
      <text:p text:style-name="P13"/>
      <text:p text:style-name="P31"><text:span text:style-name="T22">Rajout de ligne puis redirection vers le menu Home</text:span></text:p>
      <text:p text:style-name="P31"><text:span text:style-name="T22"/></text:p>
      <text:p text:style-name="P31"><text:span text:style-name="T22"/></text:p>
      <text:p text:style-name="P34"><text:span text:style-name="T5">(diapo </text:span><text:span text:style-name="T6">2</text:span><text:span text:style-name="T10">1</text:span><text:span text:style-name="T5">)</text:span><text:span text:style-name="T7">2</text:span><text:span text:style-name="T10">3 </text:span><text:span text:style-name="T32">{</text:span><text:span text:style-name="T33">Geoffrey</text:span><text:span text:style-name="T32">}</text:span></text:p>
      <text:p text:style-name="P14"><text:span text:style-name="T22"/></text:p>
      <text:p text:style-name="P22"><text:span text:style-name="T29">I</text:span>l est temps de vous faire une démonstration du proje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3T20:04:07.850000000</meta:creation-date>
    <dc:date>2020-12-14T01:15:09.876000000</dc:date>
    <meta:editing-duration>PT3M46S</meta:editing-duration>
    <meta:editing-cycles>2</meta:editing-cycles>
    <meta:generator>LibreOffice/6.4.6.2$Windows_X86_64 LibreOffice_project/0ce51a4fd21bff07a5c061082cc82c5ed232f115</meta:generator>
    <meta:document-statistic meta:table-count="0" meta:image-count="0" meta:object-count="0" meta:page-count="3" meta:paragraph-count="53" meta:word-count="921" meta:character-count="5187" meta:non-whitespace-character-count="4298"/>
  </office:meta>
</office:document-meta>
</file>